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54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76.5pt" style:use-optimal-row-height="true" fo:break-before="auto"/>
    </style:style>
    <style:style style:name="ro12" style:family="table-row">
      <style:table-row-properties style:row-height="89.2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78.5pt" style:use-optimal-row-height="true" fo:break-before="auto"/>
    </style:style>
    <style:style style:name="ro16" style:family="table-row">
      <style:table-row-properties style:row-height="204pt" style:use-optimal-row-height="true" fo:break-before="auto"/>
    </style:style>
    <style:style style:name="ro17" style:family="table-row">
      <style:table-row-properties style:row-height="165.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40.25pt" style:use-optimal-row-height="true" fo:break-before="auto"/>
    </style:style>
    <style:style style:name="ro20" style:family="table-row">
      <style:table-row-properties style:row-height="127.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14.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6">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style-name="ce6"/>
          <table:table-cell table:number-columns-repeated="16379" table:style-name="ce7"/>
        </table:table-row>
        <table:table-row table:style-name="ro1">
          <table:table-cell table:number-columns-repeated="16384"/>
        </table:table-row>
        <table:table-row table:style-name="ro2">
          <table:table-cell office:value-type="string" table:style-name="ce8">
            <text:p>KEY:</text:p>
          </table:table-cell>
          <table:table-cell office:value-type="string" table:style-name="ce9">
            <text:p>Implemented tests</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style-name="ce12">
            <text:p>TBD/Unknown/Define test at later date.</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55">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55">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55">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55">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55">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55">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55">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56">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display="false">
          <table:table-row table:style-name="ro3" table:visibility="collapse">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6">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6">
          <table:table-cell office:value-type="string" table:style-name="ce34">
            <text:p>GrpCtrlRegisters</text:p>
          </table:table-cell>
          <table:table-cell office:value-type="string" table:number-columns-spanned="1" table:number-rows-spanned="2" table:style-name="ce56">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display="false">
          <table:table-row table:style-name="ro7" table:visibility="collapse">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3">
          <table:table-cell office:value-type="string" table:style-name="ce39">
            <text:p>GrpBasicInit</text:p>
          </table:table-cell>
          <table:table-cell office:value-type="string" table:number-columns-spanned="1" table:number-rows-spanned="13" table:style-name="ce56">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display="false">
          <table:table-row table:style-name="ro6" table:visibility="collapse">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3" table:visibility="collapse">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ContigISR_r10b</text:p>
            </table:table-cell>
            <table:table-cell office:value-type="string" table:style-name="ce13">
              <text:p>revision 1.0b, section 7</text:p>
            </table:table-cell>
            <table:table-cell office:value-type="string" table:content-validation-name="val1" table:style-name="ce34">
              <text:p>Create contiguous IOCQ(ISR) and IOSQ's</text:p>
            </table:table-cell>
            <table:table-cell office:value-type="string" table:style-name="ce34">
              <text:p>Issue the admin cmds Create 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ISR_r10b</text:p>
            </table:table-cell>
            <table:table-cell office:value-type="string" table:style-name="ce13">
              <text:p>revision 1.0b, section 7</text:p>
            </table:table-cell>
            <table:table-cell office:value-type="string" table:content-validation-name="val1" table:style-name="ce34">
              <text:p>Create discontiguous IOCQ(ISR) and IOSQ's</text:p>
            </table:table-cell>
            <table:table-cell office:value-type="string" table:style-name="ce34">
              <text:p>Issue the admin cmds Create dis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Write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Verify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Dis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8">
          <table:table-cell office:value-type="string" table:style-name="ce39">
            <text:p>GrpResets</text:p>
          </table:table-cell>
          <table:table-cell office:value-type="string" table:number-columns-spanned="1" table:number-rows-spanned="3" table:style-name="ce56">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display="false">
          <table:table-row table:style-name="ro6" table:visibility="collapse">
            <table:table-cell table:style-name="ce41"/>
            <table:covered-table-cell/>
            <table:table-cell office:value-type="string" table:style-name="ce29">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9" table:visibility="collapse">
            <table:table-cell table:style-name="ce42"/>
            <table:covered-table-cell/>
            <table:table-cell office:value-type="string" table:style-name="ce29">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6">
          <table:table-cell office:value-type="string" table:style-name="ce39">
            <text:p>GrpGeneralCmds</text:p>
          </table:table-cell>
          <table:table-cell office:value-type="string" table:number-columns-spanned="1" table:number-rows-spanned="4" table:style-name="ce58">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6">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6">
            <table:table-cell table:style-name="ce42"/>
            <table:covered-table-cell/>
            <table:table-cell office:value-type="string" table:style-name="ce43">
              <text:p>IllegalAdminCmds_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0">
            <table:table-cell table:style-name="ce42"/>
            <table:covered-table-cell/>
            <table:table-cell office:value-type="string" table:style-name="ce43">
              <text:p>IllegalNVMCmds_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7">
          <table:table-cell office:value-type="string" table:style-name="ce39">
            <text:p>GrpQueues</text:p>
          </table:table-cell>
          <table:table-cell office:value-type="string" table:number-columns-spanned="1" table:number-rows-spanned="15" table:style-name="ce56">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7">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Verify ASQ tail_ptr = 2, ACQ head_ptr = &lt;calc_based_on_ACQ_size&gt;,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thru CAP.MQES in steps of a defined constant. Issue (max Q size plus 2) generic NVM write cmds, sending 1 block and approp supporting meta/E2E if neccessary to the selected namspc at LBA 0, to fill and rollover the Q's, reaping each cmd as one is submitted, verify each CE.SQID is correct while filling. Verify IOSQ tail_ptr = 2, IOCQ head_ptr = 2,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4">
              <text:p>Create an IOSQ/IOCQ pair of size 2 thru CAP.MQES in steps of a defined constant; however the IOSQ starts with max size while the IOCQ starts with min size. Issue (max Q size plus 2) w/r to the IOSQ using generic NVM write cmds sending 1 block and approp supporting meta/E2E if neccessary to the selected namspc at LBA 0, to fill and rollover the Q's, reaping each cmd as one is submitted, verify each CE.SQID is correct while filling. Verify IOSQ tail_ptr = 2, IOCQ head_ptr = &lt;calc_based_on_IOCQ_size&gt;, and CE.SQHD = 2.</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ID (NSQA) and assoc all with a single IOCQ for each iteration. Isssue a single NVM write cmd sending 1 block and approp supporting meta/E2E if neccessary to the selected namspc at LBA 0, to every IOSQ each iteration and verify CE success, CE.SQHD=1, and CE.SQID refers back to the correct IOSQ.</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3">
            <table:table-cell table:style-name="ce50"/>
            <table:covered-table-cell/>
            <table:table-cell office:value-type="string" table:style-name="ce14">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7">
            <table:table-cell table:style-name="ce50"/>
            <table:covered-table-cell/>
            <table:table-cell office:value-type="string" table:style-name="ce14">
              <text:p>IllegalCreateQs_r10b</text:p>
            </table:table-cell>
            <table:table-cell office:value-type="string" table:style-name="ce43">
              <text:p>revision 1.0b, section 5</text:p>
            </table:table-cell>
            <table:table-cell office:value-type="string" table:content-validation-name="val1" table:style-name="ce45">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50"/>
            <table:covered-table-cell/>
            <table:table-cell office:value-type="string" table:style-name="ce14">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42"/>
            <table:covered-table-cell/>
            <table:table-cell office:value-type="string" table:style-name="ce14">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56">
            <text:p>NVM cmd set write test cases that don't require data verification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6">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7">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6">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59">
            <text:p>NVM cmd set write/read test cases that require data verification to detect a successful outcome.</text:p>
          </table: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9"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2">
          <table:table-cell office:value-type="string" table:style-name="ce39">
            <text:p>GrpNVMReadCmd</text:p>
          </table:table-cell>
          <table:table-cell office:value-type="string" table:number-columns-spanned="1" table:number-rows-spanned="15" table:style-name="ce59">
            <text:p>NVM cmd set read test cases that don't require data to be written to media 1st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1">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3">
          <table:table-cell office:value-type="string" table:style-name="ce39">
            <text:p>GrpNVMFlushCmd</text:p>
          </table:table-cell>
          <table:table-cell office:value-type="string" table:number-columns-spanned="1" table:number-rows-spanned="5" table:style-name="ce59">
            <text:p>NVM cmd set flush test cases.</text:p>
          </table: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7">
          <table:table-cell office:value-type="string" table:style-name="ce13">
            <text:p>GrpNVMWriteUncorrectCmd</text:p>
          </table:table-cell>
          <table:table-cell office:value-type="string" table:number-columns-spanned="1" table:number-rows-spanned="10" table:style-name="ce59">
            <text:p>NVM cmd set write uncorrectabl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29">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1" table:visibility="collapse">
            <table:table-cell table:style-name="ce42"/>
            <table:covered-table-cell/>
            <table:table-cell office:value-type="string" table:style-name="ce14">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7" table:visibility="collapse">
            <table:table-cell table:style-name="ce42"/>
            <table:covered-table-cell/>
            <table:table-cell office:value-type="string" table:style-name="ce14">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3" table:visibility="collapse">
            <table:table-cell table:style-name="ce42"/>
            <table:covered-table-cell/>
            <table:table-cell office:value-type="string" table:style-name="ce14">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7">
          <table:table-cell office:value-type="string" table:style-name="ce39">
            <text:p>GrpNVMDatasetMgmtCmd</text:p>
          </table:table-cell>
          <table:table-cell office:value-type="string" table:number-columns-spanned="1" table:number-rows-spanned="16" table:style-name="ce56">
            <text:p>NVM cmd set dataset mgmt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3" table:visibility="collapse">
            <table:table-cell table:style-name="ce7"/>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5" table:visibility="collapse">
            <table:table-cell table:style-name="ce42"/>
            <table:covered-table-cell/>
            <table:table-cell office:value-type="string" table:style-name="ce14">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visibility="collapse">
            <table:table-cell table:style-name="ce42"/>
            <table:covered-table-cell/>
            <table:table-cell office:value-type="string" table:style-name="ce14">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2"/>
            <table:covered-table-cell/>
            <table:table-cell office:value-type="string" table:style-name="ce14">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visibility="collapse">
            <table:table-cell table:style-name="ce42"/>
            <table:covered-table-cell/>
            <table:table-cell office:value-type="string" table:style-name="ce14">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2"/>
            <table:covered-table-cell/>
            <table:table-cell office:value-type="string" table:style-name="ce14">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2" table:visibility="collapse">
            <table:table-cell table:style-name="ce42"/>
            <table:covered-table-cell/>
            <table:table-cell office:value-type="string" table:style-name="ce14">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7">
          <table:table-cell office:value-type="string" table:style-name="ce39">
            <text:p>GrpNVMCompareCmd</text:p>
          </table:table-cell>
          <table:table-cell office:value-type="string" table:number-columns-spanned="1" table:number-rows-spanned="33" table:style-name="ce56">
            <text:p>NVM cmd set compar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2"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visibility="collapse">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4" table:visibility="collapse">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3" table:visibility="collapse">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visibility="collapse">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3" table:visibility="collapse">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0"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56">
            <text:p>MSI-single, MSI-multi, MSI-X test cases.</text:p>
          </table:table-cell>
          <table:table-cell office:value-type="string" table:style-name="ce14">
            <text:p>InvalidMSIXIRQ_r10b</text:p>
          </table:table-cell>
          <table:table-cell office:value-type="string" table:style-name="ce43">
            <text:p>revision 1.0b, section 4,7</text:p>
          </table:table-cell>
          <table:table-cell office:value-type="string" table:content-validation-name="val1" table:style-name="ce45">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2"/>
            <table:covered-table-cell/>
            <table:table-cell office:value-type="string" table:style-name="ce14">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14">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9">
            <table:table-cell table:style-name="ce42"/>
            <table:covered-table-cell/>
            <table:table-cell office:value-type="string" table:style-name="ce14">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2"/>
            <table:covered-table-cell/>
            <table:table-cell office:value-type="string" table:style-name="ce14">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14">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4">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6">
            <table:table-cell table:style-name="ce42"/>
            <table:covered-table-cell/>
            <table:table-cell office:value-type="string" table:style-name="ce52">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2"/>
            <table:covered-table-cell/>
            <table:table-cell office:value-type="string" table:style-name="ce14">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8">
            <table:table-cell table:style-name="ce42"/>
            <table:covered-table-cell/>
            <table:table-cell office:value-type="string" table:style-name="ce14">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0">
          <table:table-cell office:value-type="string" table:style-name="ce39">
            <text:p>GrpAdminDeleteIOSQCmd</text:p>
          </table:table-cell>
          <table:table-cell office:value-type="string" table:number-columns-spanned="1" table:number-rows-spanned="4" table:style-name="ce56">
            <text:p>Admin cmd set delete IOS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0">
          <table:table-cell office:value-type="string" table:style-name="ce39">
            <text:p>GrpAdminDeleteIOCQCmd</text:p>
          </table:table-cell>
          <table:table-cell office:value-type="string" table:number-columns-spanned="1" table:number-rows-spanned="4" table:style-name="ce56">
            <text:p>Admin cmd set delete IOC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2"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13">
            <text:p>GrpAdminCreateIOCQCmd</text:p>
          </table:table-cell>
          <table:table-cell office:value-type="string" table:number-columns-spanned="1" table:number-rows-spanned="3" table:style-name="ce56">
            <text:p>Admin cmd set create IOC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3"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22">
          <table:table-cell office:value-type="string" table:style-name="ce13">
            <text:p>GrpAdminCreateIOSQCmd</text:p>
          </table:table-cell>
          <table:table-cell office:value-type="string" table:number-columns-spanned="1" table:number-rows-spanned="5" table:style-name="ce56">
            <text:p>Admin cmd set create IOS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6"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6"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6" table:visibility="collapse">
            <table:table-cell table:style-name="ce50"/>
            <table:covered-table-cell/>
            <table:table-cell office:value-type="string" table:style-name="ce14">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7" table:visibility="collapse">
            <table:table-cell table:style-name="ce50"/>
            <table:covered-table-cell/>
            <table:table-cell office:value-type="string" table:style-name="ce14">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22">
          <table:table-cell office:value-type="string" table:style-name="ce13">
            <text:p>GrpAdminCreateIOQCmd</text:p>
          </table:table-cell>
          <table:table-cell office:value-type="string" table:number-columns-spanned="1" table:number-rows-spanned="7" table:style-name="ce56">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14">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visibility="collapse">
            <table:table-cell table:style-name="ce42"/>
            <table:covered-table-cell/>
            <table:table-cell office:value-type="string" table:style-name="ce14">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FirmActCmd</text:p>
          </table:table-cell>
          <table:table-cell office:value-type="string" table:number-columns-spanned="1" table:number-rows-spanned="2" table:style-name="ce56">
            <text:p>Admin cmd set firmware activat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irmImgCmd</text:p>
          </table:table-cell>
          <table:table-cell office:value-type="string" table:number-columns-spanned="1" table:number-rows-spanned="2" table:style-name="ce56">
            <text:p>Admin cmd set firmware image downloa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ormatNVMCmd</text:p>
          </table:table-cell>
          <table:table-cell office:value-type="string" table:number-columns-spanned="1" table:number-rows-spanned="2" table:style-name="ce56">
            <text:p>Admin cmd set format NVM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SendCmd</text:p>
          </table:table-cell>
          <table:table-cell office:value-type="string" table:number-columns-spanned="1" table:number-rows-spanned="2" table:style-name="ce56">
            <text:p>Admin cmd set security sen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RcvCmd</text:p>
          </table:table-cell>
          <table:table-cell office:value-type="string" table:number-columns-spanned="1" table:number-rows-spanned="2" table:style-name="ce56">
            <text:p>Admin cmd set security receiv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3">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3">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6"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16T16:56:26Z</dc:date>
    <meta:print-date>2012-02-10T16:57:31Z</meta:print-date>
  </office:meta>
</office:document-meta>
</file>